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hangePassword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hangePassword.doCheckExecution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hangePassword.checkNewPassword( AccessControlUsecase useca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